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Q8. Scenario:</text:p>
      <text:p text:style-name="Standard">You work for a medium-sized e-commerce company that handles a large volume</text:p>
      <text:p text:style-name="Standard">of customer data, including personal information and payment details. The</text:p>
      <text:p text:style-name="Standard">company's website and backend systems are crucial for operations.</text:p>
      <text:p text:style-name="Standard">One morning, an employee notices unusual activity on the company's internal</text:p>
      <text:p text:style-name="Standard">network monitoring system. After further investigation, it becomes evident that</text:p>
      <text:p text:style-name="Standard">an unauthorized user has gained access to the company's customer database. The</text:p>
      <text:p text:style-name="Standard">security team suspects a potential data breach.</text:p>
      <text:p text:style-name="Standard">Task:</text:p>
      <text:p text:style-name="Standard">As an intern in the cybersecurity and ethical hacking domain, your task is to</text:p>
      <text:p text:style-name="Standard">develop an incident response plan to address this situation. The plan should</text:p>
      <text:p text:style-name="Standard">outline the steps to take in case of this security incident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8T10:03:39.336647883</meta:creation-date>
    <dc:date>2024-07-08T10:04:25.606778884</dc:date>
    <meta:editing-duration>PT46S</meta:editing-duration>
    <meta:editing-cycles>1</meta:editing-cycles>
    <meta:document-statistic meta:table-count="0" meta:image-count="0" meta:object-count="0" meta:page-count="1" meta:paragraph-count="12" meta:word-count="111" meta:character-count="722" meta:non-whitespace-character-count="623"/>
    <meta:generator>LibreOffice/24.2.3.2$Linux_X86_64 LibreOffice_project/420$Build-2</meta:generator>
  </office:meta>
</office:document-meta>
</file>